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49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="CF_20_Only_20_One" draw:marker-start-width="0.242cm" draw:marker-end="CF_20_Zero_20_Many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="CF_20_Only_20_One" draw:marker-start-width="0.242cm" draw:marker-end="CF_20_Many_20_One" draw:marker-end-width="0.3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ax-height="0cm" fo:min-height="0.357cm" fo:min-width="2.1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ax-height="0cm" fo:min-height="0.357cm" fo:min-width="1.687cm"/>
      <style:paragraph-properties style:writing-mode="lr-tb"/>
    </style:style>
    <style:style style:name="gr7" style:family="graphic" style:parent-style-name="standard">
      <style:graphic-properties draw:marker-start="CF_20_Only_20_One" draw:marker-end="CF_20_Many_20_One"/>
    </style:style>
    <style:style style:name="gr8" style:family="graphic" style:parent-style-name="ERD_20_Relationship">
      <style:graphic-properties draw:stroke="none" svg:stroke-color="#000000" draw:fill="none" draw:fill-color="#ffffff" draw:textarea-vertical-align="top" draw:auto-grow-height="true" draw:auto-grow-width="false" fo:max-height="0cm" fo:min-height="5.056cm" fo:padding-top="0cm" fo:padding-bottom="0cm" fo:padding-left="0cm" fo:padding-right="0cm"/>
      <style:paragraph-properties style:writing-mode="lr-tb"/>
    </style:style>
    <style:style style:name="gr9" style:family="graphic" style:parent-style-name="ERD_20_Relationship">
      <style:graphic-properties draw:stroke="none" svg:stroke-color="#000000" draw:fill="none" draw:fill-color="#ffffff" draw:textarea-vertical-align="top" draw:auto-grow-height="true" draw:auto-grow-width="false" fo:max-height="0cm" fo:min-height="2.77cm" fo:padding-top="0cm" fo:padding-bottom="0cm" fo:padding-left="0cm" fo:padding-right="0cm"/>
      <style:paragraph-properties style:writing-mode="lr-tb"/>
    </style:style>
    <style:style style:name="gr10" style:family="graphic" style:parent-style-name="ERD_20_Relationship">
      <style:graphic-properties draw:stroke="none" svg:stroke-color="#000000" draw:fill="none" draw:fill-color="#ffffff" draw:textarea-vertical-align="top" draw:auto-grow-height="true" draw:auto-grow-width="false" fo:max-height="0cm" fo:min-height="0.475cm"/>
      <style:paragraph-properties style:writing-mode="lr-tb"/>
    </style:style>
    <style:style style:name="gr11" style:family="graphic" style:parent-style-name="ERD_20_Relationship">
      <style:graphic-properties draw:stroke="none" svg:stroke-color="#000000" draw:fill="none" draw:fill-color="#ffffff" draw:textarea-vertical-align="top" draw:auto-grow-height="true" draw:auto-grow-width="true" draw:fit-to-size="shrink-to-fit" style:shrink-to-fit="true" fo:max-height="0cm" fo:min-height="0.747cm" fo:min-width="8.3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ax-height="0cm" fo:min-height="0.319cm" fo:min-width="3.122cm"/>
      <style:paragraph-properties style:writing-mode="lr-tb"/>
    </style:style>
    <style:style style:name="gr13" style:family="graphic" style:parent-style-name="ERD_20_Relationship">
      <style:graphic-properties draw:stroke="none" draw:fill="solid" draw:fill-color="#ffff00" draw:opacity="40%" draw:textarea-horizontal-align="justify" draw:textarea-vertical-align="middle" draw:auto-grow-height="false" fo:min-height="0.262cm" fo:min-width="0.012cm" draw:shadow-opacity="40%"/>
    </style:style>
    <style:style style:name="gr14" style:family="graphic" style:parent-style-name="ERD_20_Relationship">
      <style:graphic-properties draw:stroke="none" svg:stroke-color="#000000" draw:fill="none" draw:fill-color="#ffffff" draw:textarea-vertical-align="top" draw:auto-grow-height="true" draw:auto-grow-width="false" draw:fit-to-size="shrink-to-fit" style:shrink-to-fit="true" fo:max-height="0cm" fo:min-height="0.992cm" fo:padding-top="0cm" fo:padding-bottom="0cm" fo:padding-left="0cm" fo:padding-right="0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000000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9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9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end"/>
      <style:text-properties fo:color="#000000"/>
    </style:style>
    <style:style style:name="P11" style:family="paragraph">
      <loext:graphic-properties draw:fill="none" draw:fill-color="#ffffff"/>
      <style:paragraph-properties fo:text-align="end" style:writing-mode="lr-tb"/>
      <style:text-properties fo:color="#000000" fo:font-size="9pt" fo:font-weight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15" style:family="paragraph">
      <loext:graphic-properties draw:fill="none" draw:fill-color="#ffffff"/>
      <style:paragraph-properties fo:text-align="start" style:writing-mode="lr-tb"/>
    </style:style>
    <style:style style:name="P16" style:family="paragraph">
      <loext:graphic-properties draw:fill="none" draw:fill-color="#ffffff"/>
      <style:paragraph-properties fo:text-align="end" style:writing-mode="lr-tb"/>
      <style:text-properties fo:color="#000000" fo:font-size="8pt" fo:font-style="italic" fo:font-weight="bold"/>
    </style:style>
    <style:style style:name="P17" style:family="paragraph">
      <loext:graphic-properties draw:fill="solid" draw:fill-color="#ffff00" draw:opacity="40%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4pt" style:font-size-complex="14pt"/>
    </style:style>
    <style:style style:name="T3" style:family="text">
      <style:text-properties fo:font-size="9pt"/>
    </style:style>
    <style:style style:name="T4" style:family="text">
      <style:text-properties fo:font-size="9pt" fo:font-weight="bold"/>
    </style:style>
    <style:style style:name="T5" style:family="text">
      <style:text-properties fo:font-size="10pt"/>
    </style:style>
    <style:style style:name="T6" style:family="text">
      <style:text-properties style:text-position="33% 58%" fo:font-size="10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text-position="super 58%"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12pt"/>
    </style:style>
    <style:style style:name="T11" style:family="text">
      <style:text-properties fo:color="#000000" fo:font-size="8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4" draw:id="id4" draw:layer="layout" svg:width="2.794cm" svg:height="1.778cm" svg:x="2.702cm" svg:y="9.276cm">
          <draw:text-box>
            <text:p text:style-name="P1"><text:span text:style-name="T1">Part</text:span></text:p>
          </draw:text-box>
        </draw:frame>
        <draw:frame draw:style-name="gr1" draw:text-style-name="P4" xml:id="id3" draw:id="id3" draw:layer="layout" svg:width="2.794cm" svg:height="1.778cm" svg:x="10.068cm" svg:y="2.164cm">
          <draw:text-box>
            <text:p text:style-name="P3"><text:span text:style-name="T2">Instrument</text:span></text:p>
          </draw:text-box>
        </draw:frame>
        <draw:frame draw:style-name="gr1" draw:text-style-name="P5" xml:id="id1" draw:id="id1" draw:layer="layout" svg:width="2.794cm" svg:height="1.778cm" svg:x="2.702cm" svg:y="5.974cm">
          <draw:text-box>
            <text:p text:style-name="P3"><text:span text:style-name="T1">Staff</text:span></text:p>
          </draw:text-box>
        </draw:frame>
        <draw:frame draw:style-name="gr1" draw:text-style-name="P5" xml:id="id2" draw:id="id2" draw:layer="layout" svg:width="2.794cm" svg:height="1.778cm" svg:x="10.068cm" svg:y="5.974cm">
          <draw:text-box>
            <text:p text:style-name="P3"><text:span text:style-name="T1">Note</text:span></text:p>
          </draw:text-box>
        </draw:frame>
        <draw:frame draw:style-name="gr2" draw:text-style-name="P6" draw:layer="layout" svg:width="4.826cm" svg:height="0.635cm" svg:x="5.517cm" svg:y="6.162cm">
          <draw:text-box>
            <text:p><text:span text:style-name="T3">contains timed sequence of</text:span></text:p>
          </draw:text-box>
        </draw:frame>
        <draw:frame draw:style-name="gr2" draw:text-style-name="P8" draw:layer="layout" svg:width="2.032cm" svg:height="0.635cm" svg:x="9.306cm" svg:y="4.859cm">
          <draw:text-box>
            <text:p text:style-name="P7"><text:span text:style-name="T3">played by</text:span></text:p>
          </draw:text-box>
        </draw:frame>
        <draw:connector draw:style-name="gr3" draw:text-style-name="P9" draw:layer="layout" draw:type="line" svg:x1="5.496cm" svg:y1="6.863cm" svg:x2="10.068cm" svg:y2="6.863cm" draw:start-shape="id1" draw:start-glue-point="1" draw:end-shape="id2" draw:end-glue-point="3" svg:d="M5496 6863h4572" svg:viewBox="0 0 4573 1">
          <text:p/>
        </draw:connector>
        <draw:connector draw:style-name="ERD_20_Relationship" draw:layer="layout" draw:type="line" svg:x1="11.465cm" svg:y1="5.974cm" svg:x2="11.465cm" svg:y2="3.942cm" draw:start-shape="id2" draw:start-glue-point="0" draw:end-shape="id3" svg:d="M11465 5974v-2032" svg:viewBox="0 0 1 2033">
          <text:p/>
        </draw:connector>
        <draw:connector draw:style-name="gr4" draw:text-style-name="P9" draw:layer="layout" svg:x1="4.099cm" svg:y1="5.974cm" svg:x2="10.068cm" svg:y2="3.053cm" draw:start-shape="id1" draw:start-glue-point="0" draw:end-shape="id3" draw:end-glue-point="3" svg:d="M4099 5974v-2921h5969" svg:viewBox="0 0 5970 2922">
          <text:p/>
        </draw:connector>
        <draw:frame draw:style-name="gr5" draw:text-style-name="P6" draw:layer="layout" svg:width="2.63cm" svg:height="0.635cm" svg:x="6.004cm" svg:y="2.418cm">
          <draw:text-box>
            <text:p><text:span text:style-name="T3">holds notes for</text:span></text:p>
          </draw:text-box>
        </draw:frame>
        <draw:connector draw:style-name="gr3" draw:text-style-name="P9" draw:layer="layout" draw:type="line" svg:x1="5.496cm" svg:y1="6.863cm" svg:x2="10.068cm" svg:y2="6.863cm" svg:d="M5496 6863h4572" svg:viewBox="0 0 4573 1">
          <text:p/>
        </draw:connector>
        <draw:frame draw:style-name="gr6" draw:text-style-name="P11" draw:layer="layout" svg:width="2.215cm" svg:height="0.635cm" svg:x="1.626cm" svg:y="8.26cm">
          <draw:text-box>
            <text:p text:style-name="P10"><text:span text:style-name="T4">consists of</text:span></text:p>
          </draw:text-box>
        </draw:frame>
        <draw:connector draw:style-name="gr7" draw:layer="layout" svg:x1="4.099cm" svg:y1="9.276cm" svg:x2="4.099cm" svg:y2="7.752cm" draw:start-shape="id4" draw:start-glue-point="0" draw:end-shape="id1" draw:end-glue-point="2" svg:d="M4099 9276v-1524" svg:viewBox="0 0 1 1525">
          <text:p/>
        </draw:connector>
        <draw:frame draw:style-name="gr8" draw:text-style-name="P13" draw:layer="layout" svg:width="5.842cm" svg:height="5.056cm" svg:x="5.696cm" svg:y="9.276cm">
          <draw:text-box>
            <text:p text:style-name="P12"><text:span text:style-name="T5">The ‘Part’ object in the plugin API is not the same thing as a “Part” tab (page) that you created in the user interface with File / Parts</text:span><text:span text:style-name="T6">*</text:span></text:p>
            <text:p text:style-name="P12"><text:span text:style-name="T5">See the object ‘Excerpt’ for that.</text:span></text:p>
            <text:p text:style-name="P12"><text:span text:style-name="T5"/></text:p>
            <text:p text:style-name="P12"><text:span text:style-name="T6">*</text:span><text:span text:style-name="T7">But when you 1</text:span><text:span text:style-name="T8">st</text:span><text:span text:style-name="T7"> create “Parts” via the U.I. it does use the Staff, Instrument, and the Staff property ‘Part Name,’ to generate the </text:span><text:span text:style-name="T9">initial</text:span><text:span text:style-name="T7"> set of parts pages. But those are not the ‘Part’ objects accessible via the plugin API.</text:span></text:p>
          </draw:text-box>
        </draw:frame>
        <draw:frame draw:style-name="gr9" draw:text-style-name="P13" draw:layer="layout" svg:width="11.938cm" svg:height="2.77cm" svg:x="13.062cm" svg:y="2.164cm">
          <draw:text-box>
            <text:p text:style-name="P12"><text:span text:style-name="T5">A ‘Part’ and an ‘Instrument’ are almost synonym’s for each other. BUT a single staff, inside a ‘part,’ can contain “change Instrument” events along it’s time line. Thus, one staff can contain multiple instruments.</text:span></text:p>
            <text:p text:style-name="P12"><text:span text:style-name="T5"/></text:p>
            <text:p text:style-name="P12"><text:span text:style-name="T5">But as far as I can tell it is a strict one-to-many relationship: A given Instrument object cannot be associated to more than one specific Staff object; and thus also not to more than one specific Part object.</text:span></text:p>
          </draw:text-box>
        </draw:frame>
        <draw:frame draw:style-name="gr10" draw:text-style-name="P14" draw:layer="layout" svg:width="7.874cm" svg:height="0.753cm" svg:x="0.33cm" svg:y="0.254cm">
          <draw:text-box>
            <text:p text:style-name="P12"><text:span text:style-name="T10">Entity-Relationship Model</text:span></text:p>
          </draw:text-box>
        </draw:frame>
        <draw:frame draw:style-name="gr11" draw:text-style-name="P15" draw:layer="layout" svg:width="8.925cm" svg:height="1.025cm" svg:x="0.33cm" svg:y="0.807cm">
          <draw:text-box>
            <text:p text:style-name="P12">Part / Staff / Instrument / Note</text:p>
          </draw:text-box>
        </draw:frame>
        <draw:frame draw:style-name="gr12" draw:text-style-name="P16" draw:layer="layout" svg:width="3.65cm" svg:height="0.597cm" svg:x="0.449cm" svg:y="7.663cm">
          <draw:text-box>
            <text:p text:style-name="P7"><text:span text:style-name="T11">e.g., piano with 2 staffs</text:span></text:p>
          </draw:text-box>
        </draw:frame>
        <draw:connector draw:style-name="gr7" draw:layer="layout" svg:x1="4.099cm" svg:y1="9.276cm" svg:x2="4.099cm" svg:y2="7.752cm" svg:d="M4099 9276v-1524" svg:viewBox="0 0 1 1525">
          <text:p/>
        </draw:connector>
        <draw:custom-shape draw:style-name="gr13" draw:text-style-name="P17" draw:layer="layout" svg:width="0.762cm" svg:height="0.762cm" svg:x="3.718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.794cm" svg:height="1.778cm" svg:x="14.894cm" svg:y="12.07cm">
          <draw:text-box>
            <text:p text:style-name="P1"><text:span text:style-name="T1">Excerpt</text:span></text:p>
          </draw:text-box>
        </draw:frame>
        <draw:frame draw:style-name="gr14" draw:text-style-name="P13" draw:layer="layout" svg:width="5.842cm" svg:height="1.577cm" svg:x="17.942cm" svg:y="11.993cm">
          <draw:text-box>
            <text:p text:style-name="P12"><text:span text:style-name="T5">The Excerpt object in the plugin API represents the “Parts” tabs/pages you get in the user interface via File / Parts</text:span><text:span text:style-name="T6">*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8cm" svg:stroke-color="#000000" draw:marker-start="CF_20_Only_20_One" draw:marker-start-width="0.245cm" draw:marker-start-center="false" draw:marker-end="CF_20_Zero_20_Many" draw:marker-end-width="0.245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4cm" fo:padding-right="0.26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RD_20_Relationship" style:display-name="ERD Relationship" style:family="graphic" style:parent-style-name="objectwithoutfill">
      <style:graphic-properties svg:stroke-width="0.028cm" svg:stroke-color="#000000" draw:marker-start="CF_20_Zero_20_Many" draw:marker-start-width="0.242cm" draw:marker-end="CF_20_Only_20_One" draw:marker-end-width="0.342cm" draw:fill="solid" draw:textarea-vertical-align="middle" fo:padding-top="0.139cm" fo:padding-bottom="0.139cm" fo:padding-left="0.264cm" fo:padding-right="0.264cm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7:33:52.828524401</meta:creation-date>
    <dc:date>2021-05-03T18:33:37.442743964</dc:date>
    <meta:editing-duration>PT56M1S</meta:editing-duration>
    <meta:editing-cycles>12</meta:editing-cycles>
    <meta:generator>LibreOffice/6.4.7.2$Linux_X86_64 LibreOffice_project/40$Build-2</meta:generator>
    <meta:document-statistic meta:object-count="45"/>
  </office:meta>
</office:document-meta>
</file>